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2a76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381e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39a7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5902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6c87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7539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4pt" fo:font-weight="bold" officeooo:rsid="0002a76d" officeooo:paragraph-rsid="0007c43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11111" fo:font-size="12pt" fo:font-weight="normal" officeooo:rsid="0002a76d" officeooo:paragraph-rsid="0002a76d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2a76d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2a76d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381e2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39a7a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59029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6c873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7539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7c437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111111" fo:font-size="12pt" fo:font-weight="normal" officeooo:rsid="0002a76d" officeooo:paragraph-rsid="0008ce1f" style:font-size-asian="10.5pt" style:font-weight-asian="normal" style:font-size-complex="12pt" style:font-weight-complex="normal"/>
    </style:style>
    <style:style style:name="T1" style:family="text">
      <style:text-properties officeooo:rsid="000381e2"/>
    </style:style>
    <style:style style:name="T2" style:family="text">
      <style:text-properties officeooo:rsid="00039a7a"/>
    </style:style>
    <style:style style:name="T3" style:family="text">
      <style:text-properties officeooo:rsid="0007c437"/>
    </style:style>
    <style:style style:name="T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9211e" fo:font-size="14pt" fo:font-weight="bold" officeooo:rsid="0007c437" style:font-size-asian="14pt" style:font-weight-asian="bold" style:font-size-complex="14pt" style:font-weight-complex="bold"/>
    </style:style>
    <style:style style:name="T6" style:family="text">
      <style:text-properties fo:color="#c9211e" fo:font-size="14pt" fo:font-weight="bold" officeooo:rsid="0008ce1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Questions : Data_Type</text:p>
      <text:p text:style-name="P2"/>
      <text:p text:style-name="P2"># Q1</text:p>
      <text:p text:style-name="P10">.A:console.log(Hello Simplon)</text:p>
      <text:p text:style-name="P3"># Q2</text:p>
      <text:p text:style-name="P11">.E : Hello Simplon </text:p>
      <text:p text:style-name="P3"># Q3</text:p>
      <text:p text:style-name="P12">.B : let result = (5 * 70 / 100) </text:p>
      <text:p text:style-name="P3"># Q4</text:p>
      <text:p text:style-name="P12">.A : Yes </text:p>
      <text:p text:style-name="P3"># Q5</text:p>
      <text:p text:style-name="P13">.A : Yes </text:p>
      <text:p text:style-name="P4"># Q<text:span text:style-name="T1">6</text:span></text:p>
      <text:p text:style-name="P13">.A : let animal = cat</text:p>
      <text:p text:style-name="P5"># Q<text:span text:style-name="T2">7</text:span></text:p>
      <text:p text:style-name="P14">A : let array = [1,"e","true",7888] </text:p>
      <text:p text:style-name="P5"># Q<text:span text:style-name="T2">8</text:span></text:p>
      <text:p text:style-name="P14">.B : string </text:p>
      <text:p text:style-name="P5"># Q<text:span text:style-name="T2">9</text:span></text:p>
      <text:p text:style-name="P14">.C : undefined </text:p>
      <text:p text:style-name="P5"># Q<text:span text:style-name="T2">10</text:span></text:p>
      <text:p text:style-name="P14">.C : google </text:p>
      <text:p text:style-name="P6"># Q<text:span text:style-name="T2">11</text:span></text:p>
      <text:p text:style-name="P15">.D : JavaScript will raise a TypeError </text:p>
      <text:p text:style-name="P6"># Q<text:span text:style-name="T2">12</text:span></text:p>
      <text:p text:style-name="P15">.C : infinity </text:p>
      <text:p text:style-name="P6"># Q<text:span text:style-name="T2">13</text:span></text:p>
      <text:p text:style-name="P16">.B : No</text:p>
      <text:p text:style-name="P7"># Q<text:span text:style-name="T2">14</text:span></text:p>
      <text:p text:style-name="P16">.C : NaN <text:s/></text:p>
      <text:p text:style-name="P8"># Q<text:span text:style-name="T2">15</text:span></text:p>
      <text:p text:style-name="P17">.A : let name = " Mouna" </text:p>
      <text:p text:style-name="P17">.D : var name = " Mouna" </text:p>
      <text:p text:style-name="P8"># Q<text:span text:style-name="T2">16</text:span></text:p>
      <text:p text:style-name="P17">.C : "hello".length </text:p>
      <text:p text:style-name="P8"># Q<text:span text:style-name="T2">17</text:span></text:p>
      <text:p text:style-name="P17">.B : "Ford" </text:p>
      <text:p text:style-name="P8"># Q<text:span text:style-name="T2">18</text:span></text:p>
      <text:p text:style-name="P17">.A : 8 </text:p>
      <text:p text:style-name="P9"># Q<text:span text:style-name="T2">19</text:span></text:p>
      <text:p text:style-name="P18">.B : console.log( 'my name is "Syrine" ! ' ) </text:p>
      <text:p text:style-name="P9"># Q<text:span text:style-name="T3">20</text:span></text:p>
      <text:p text:style-name="P18">.A : let isBoolean= true </text:p>
      <text:p text:style-name="P18">.C : let isBoolean= false</text:p>
      <text:p text:style-name="P18"><text:s/><text:span text:style-name="T4"># Q</text:span><text:span text:style-name="T5">21</text:span></text:p>
      <text:p text:style-name="P18">.A : false </text:p>
      <text:p text:style-name="P18"><text:s/><text:span text:style-name="T4"># Q</text:span><text:span text:style-name="T5">22</text:span></text:p>
      <text:p text:style-name="P18">.C : undefined </text:p>
      <text:p text:style-name="P18"><text:soft-page-break/><text:span text:style-name="T4"># Q</text:span><text:span text:style-name="T5">23</text:span></text:p>
      <text:p text:style-name="P18">.B : No </text:p>
      <text:p text:style-name="P18"><text:span text:style-name="T4"># Q</text:span><text:span text:style-name="T5">24</text:span></text:p>
      <text:p text:style-name="P18">.A : true </text:p>
      <text:p text:style-name="P18"><text:span text:style-name="T4"># Q</text:span><text:span text:style-name="T5">25</text:span></text:p>
      <text:p text:style-name="P18">.A : 6 </text:p>
      <text:p text:style-name="P18"><text:span text:style-name="T4"># Q</text:span><text:span text:style-name="T5">26</text:span></text:p>
      <text:p text:style-name="P18">.B: 7 </text:p>
      <text:p text:style-name="P19"><text:span text:style-name="T4"># Q</text:span><text:span text:style-name="T5">2</text:span><text:span text:style-name="T6">7</text:span></text:p>
      <text:p text:style-name="P19">.C :1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0:42:38.790334422</meta:creation-date>
    <dc:date>2020-03-23T12:12:49.777059645</dc:date>
    <meta:editing-duration>PT1M19S</meta:editing-duration>
    <meta:editing-cycles>1</meta:editing-cycles>
    <meta:document-statistic meta:table-count="0" meta:image-count="0" meta:object-count="0" meta:page-count="2" meta:paragraph-count="57" meta:word-count="179" meta:character-count="672" meta:non-whitespace-character-count="522"/>
    <meta:generator>LibreOffice/6.3.5.2$Linux_X86_64 LibreOffice_project/30$Build-2</meta:generator>
  </office:meta>
</office:document-meta>
</file>